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MRoman10" svg:font-family="LMRoman10" style:font-adornments="Italic" style:font-pitch="variable"/>
    <style:font-face style:name="Nimbus Roman No9 L" svg:font-family="'Nimbus Roman No9 L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../praca.html#wstp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MRoman10" svg:font-family="LMRoman10" style:font-adornments="Italic" style:font-pitch="variable"/>
    <style:font-face style:name="Nimbus Roman No9 L" svg:font-family="'Nimbus Roman No9 L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 fo:text-align="justify" style:justify-single-word="false"/>
      <style:text-properties style:font-name="LMRoman10" fo:font-style="italic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DejaVu Sans1" fo:font-size="24pt" fo:font-weight="normal" style:font-name-asian="DejaVu Sans2" style:font-size-asian="24pt" style:font-weight-asian="bold" style:font-name-complex="DejaVu Sans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ans" fo:font-size="18pt" fo:font-weight="normal" style:font-name-asian="DejaVu Sans2" style:font-size-asian="18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DejaVu Sans" fo:font-size="14pt" fo:font-weight="normal" style:font-name-asian="DejaVu Sans2" style:font-size-asian="14pt" style:font-weight-asian="bold" style:font-name-complex="DejaVu Sans2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DejaVu Sans" fo:font-size="12pt" fo:font-weight="normal" style:font-name-asian="DejaVu Sans2" style:font-size-asian="12pt" style:font-weight-asian="bold" style:font-name-complex="DejaVu Sans2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6T17:08:35</meta:creation-date>
    <dc:date>2010-06-03T16:36:23</dc:date>
    <meta:editing-duration>PT00H06M11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0" meta:word-count="0" meta:character-count="0"/>
  </office:meta>
</office:document-meta>
</file>